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_5f_Curve1-title">
      <style:graphic-properties fo:min-height="1.328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CharTJ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draw:style-name="gr2" draw:text-style-name="P3" draw:layer="layout" svg:width="28.078cm" svg:height="4.591cm" svg:x="0.004cm" svg:y="4cm">
          <draw:text-box>
            <text:p text:style-name="P2"><text:span text:style-name="T1">Chart.js es una biblioteca de JavaScript de código abierto que permite a los desarrolladores crear gráficos interactivos y animados en páginas web utilizando el elemento HTML5 &lt;canvas&gt;. </text:span></text:p>
            <text:p text:style-name="P2"><text:span text:style-name="T1">Ofrece una forma sencilla y flexible de generar diferentes tipos de gráficos, como gráficos de barras, líneas, áreas, tortas (pasteles), radar, burbujas y más, con solo escribir unas pocas líneas de código. 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Típos de gráficos</text:p>
          </draw:text-box>
        </draw:frame>
        <draw:frame draw:style-name="gr2" draw:text-style-name="P3" draw:layer="layout" svg:width="5.459cm" svg:height="7.156cm" svg:x="4cm" svg:y="3cm">
          <draw:text-box>
            <text:p text:style-name="P2"><text:span text:style-name="T1">Gráfico de barras</text:span></text:p>
            <text:p text:style-name="P2"><text:span text:style-name="T1">Gráfico de líneas</text:span></text:p>
            <text:p text:style-name="P2"><text:span text:style-name="T1">Gráfico de área</text:span></text:p>
            <text:p text:style-name="P2"><text:span text:style-name="T1">Gráfico de radar</text:span></text:p>
            <text:p text:style-name="P2"><text:span text:style-name="T1">Gráfico de torta (pastel) o donut</text:span></text:p>
            <text:p text:style-name="P2"><text:span text:style-name="T1">Gráfico de burbujas</text:span></text:p>
            <text:p text:style-name="P2"><text:span text:style-name="T1">Gráfico de dispersión (scatter)</text:span></text:p>
            <text:p text:style-name="P2"><text:span text:style-name="T1">Gráfico polar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15T19:45:37.333000000</meta:creation-date>
    <meta:editing-duration>PT2M37S</meta:editing-duration>
    <meta:editing-cycles>4</meta:editing-cycles>
    <meta:generator>LibreOffice/24.2.5.2$Windows_X86_64 LibreOffice_project/bffef4ea93e59bebbeaf7f431bb02b1a39ee8a59</meta:generator>
    <dc:title>Blue Curve</dc:title>
    <dc:date>2025-09-28T17:04:58.101000000</dc:date>
    <meta:document-statistic meta:object-count="45"/>
  </office:meta>
</office:document-meta>
</file>